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e17" officeooo:paragraph-rsid="0005ae17"/>
    </style:style>
    <style:style style:name="P2" style:family="paragraph" style:parent-style-name="Standard">
      <style:text-properties officeooo:rsid="0006d54f" officeooo:paragraph-rsid="0006d5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т мир</text:p>
      <text:p text:style-name="P1"/>
      <text:p text:style-name="P2">Хочу мандари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4:35:05.521903300</meta:creation-date>
    <dc:date>2022-11-13T14:37:04.109399572</dc:date>
    <meta:editing-duration>PT3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" meta:word-count="4" meta:character-count="23" meta:non-whitespace-character-count="21"/>
  </office:meta>
</office:document-meta>
</file>